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may-break-between-rows="false"/>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3" style:family="table-row">
      <style:table-row-properties fo:background-color="transparent" style:keep-together="true" fo:keep-together="auto">
        <style:background-image/>
      </style:table-row-properties>
    </style:style>
    <style:style style:name="Table23.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hadow="none" style:may-break-between-rows="false"/>
    </style:style>
    <style:style style:name="Table18.A" style:family="table-column">
      <style:table-column-properties style:column-width="39.28mm"/>
    </style:style>
    <style:style style:name="Table18.B" style:family="table-column">
      <style:table-column-properties style:column-width="130.72mm"/>
    </style:style>
    <style:style style:name="Table18.1" style:family="table-row">
      <style:table-row-properties style:keep-together="false" fo:keep-together="always"/>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59.98mm" fo:margin-left="5.22mm" fo:margin-right="4.8mm" fo:margin-top="4.99mm" fo:margin-bottom="4.99mm" table:align="margins"/>
    </style:style>
    <style:style style:name="Table30.A" style:family="table-column">
      <style:table-column-properties style:column-width="11.8mm" style:rel-column-width="4833*"/>
    </style:style>
    <style:style style:name="Table30.B" style:family="table-column">
      <style:table-column-properties style:column-width="148.18mm" style:rel-column-width="60702*"/>
    </style:style>
    <style:style style:name="Table30.A1" style:family="table-cell">
      <style:table-cell-properties fo:padding="0.97mm" fo:border="none"/>
    </style:style>
    <style:style style:name="Table30.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fo:language="en" fo:country="GB"/>
    </style:style>
    <style:style style:name="P8" style:family="paragraph" style:parent-style-name="Table_20_Contents">
      <style:text-properties fo:font-size="11pt"/>
    </style:style>
    <style:style style:name="P9" style:family="paragraph" style:parent-style-name="Table_20_Contents">
      <style:paragraph-properties fo:text-align="start" style:justify-single-word="false"/>
      <style:text-properties fo:font-size="11pt"/>
    </style:style>
    <style:style style:name="P10" style:family="paragraph" style:parent-style-name="Table_20_Contents">
      <style:paragraph-properties fo:text-align="center" style:justify-single-word="false"/>
      <style:text-properties fo:font-size="11pt"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font-size="11pt" fo:font-weight="bold" style:font-size-asian="11pt" style:font-weight-asian="bold" style:font-size-complex="11pt"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Darktable_20_text">
      <style:paragraph-properties fo:margin-top="0mm" fo:margin-bottom="2.12mm"/>
    </style:style>
    <style:style style:name="P17" style:family="paragraph" style:parent-style-name="Darktable_20_text">
      <style:paragraph-properties fo:margin-top="0mm" fo:margin-bottom="2.12mm"/>
      <style:text-properties fo:font-size="11pt"/>
    </style:style>
    <style:style style:name="P18" style:family="paragraph" style:parent-style-name="Darktable_20_command_20_line">
      <style:paragraph-properties fo:margin-left="12.51mm" fo:margin-right="0mm" fo:text-indent="0mm" style:auto-text-indent="false"/>
    </style:style>
    <style:style style:name="P19" style:family="paragraph" style:parent-style-name="Darktable_20_text" style:list-style-name="L1"/>
    <style:style style:name="P20" style:family="paragraph" style:parent-style-name="Darktable_20_text" style:list-style-name="L2"/>
    <style:style style:name="P21" style:family="paragraph" style:parent-style-name="Darktable_20_text" style:list-style-name="L2">
      <style:text-properties fo:language="en" fo:country="GB"/>
    </style:style>
    <style:style style:name="P22"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ize="11pt"/>
    </style:style>
    <style:style style:name="T6" style:family="text">
      <style:text-properties fo:font-size="11pt" fo:font-style="normal" style:font-style-asian="normal" style:font-style-complex="normal"/>
    </style:style>
    <style:style style:name="fr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from , and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319589628" text:style-name="L1">
              <text:list-item>
                <text:p text:style-name="P19">Camera white balance</text:p>
              </text:list-item>
              <text:list-item>
                <text:p text:style-name="P19">Spot</text:p>
              </text:list-item>
              <text:list-item>
                <text:p text:style-name="P19">Passthrough</text:p>
              </text:list-item>
              <text:list-item>
                <text:p text:style-name="P19">Daylight</text:p>
              </text:list-item>
              <text:list-item>
                <text:p text:style-name="P19">Shade</text:p>
              </text:list-item>
              <text:list-item>
                <text:p text:style-name="P19">Cloudy</text:p>
              </text:list-item>
              <text:list-item>
                <text:p text:style-name="P19">Tungsten</text:p>
              </text:list-item>
              <text:list-item>
                <text:p text:style-name="P19"><text:soft-page-break/>White fluorescent</text:p>
              </text:list-item>
              <text:list-item>
                <text:p text:style-name="P19">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9">AGFA 200X</text:p>
                </table:table-cell>
                <table:table-cell table:style-name="Table15.A2" office:value-type="string">
                  <text:p text:style-name="P10">0.18</text:p>
                </table:table-cell>
                <table:table-cell table:style-name="Table15.A2" office:value-type="string">
                  <text:p text:style-name="P10">0.41</text:p>
                </table:table-cell>
                <table:table-cell table:style-name="Table15.D2" office:value-type="string">
                  <text:p text:style-name="P10">0.41</text:p>
                </table:table-cell>
              </table:table-row>
              <table:table-row>
                <table:table-cell table:style-name="Table15.A2" office:value-type="string">
                  <text:p text:style-name="P9">Agfapan 25</text:p>
                </table:table-cell>
                <table:table-cell table:style-name="Table15.A2" office:value-type="string">
                  <text:p text:style-name="P10">0.25</text:p>
                </table:table-cell>
                <table:table-cell table:style-name="Table15.A2" office:value-type="string">
                  <text:p text:style-name="P10">0.39</text:p>
                </table:table-cell>
                <table:table-cell table:style-name="Table15.D2" office:value-type="string">
                  <text:p text:style-name="P10">0.36</text:p>
                </table:table-cell>
              </table:table-row>
              <table:table-row>
                <table:table-cell table:style-name="Table15.A2" office:value-type="string">
                  <text:p text:style-name="P9">Agfapan 100</text:p>
                </table:table-cell>
                <table:table-cell table:style-name="Table15.A2" office:value-type="string">
                  <text:p text:style-name="P10">0.21</text:p>
                </table:table-cell>
                <table:table-cell table:style-name="Table15.A2" office:value-type="string">
                  <text:p text:style-name="P10">0.40</text:p>
                </table:table-cell>
                <table:table-cell table:style-name="Table15.D2" office:value-type="string">
                  <text:p text:style-name="P10">0.39</text:p>
                </table:table-cell>
              </table:table-row>
              <table:table-row>
                <table:table-cell table:style-name="Table15.A2" office:value-type="string">
                  <text:p text:style-name="P9">Agfapan 400</text:p>
                </table:table-cell>
                <table:table-cell table:style-name="Table15.A2" office:value-type="string">
                  <text:p text:style-name="P10">0.20</text:p>
                </table:table-cell>
                <table:table-cell table:style-name="Table15.A2" office:value-type="string">
                  <text:p text:style-name="P10">0.41</text:p>
                </table:table-cell>
                <table:table-cell table:style-name="Table15.D2" office:value-type="string">
                  <text:p text:style-name="P10">0.39</text:p>
                </table:table-cell>
              </table:table-row>
              <table:table-row>
                <table:table-cell table:style-name="Table15.A2" office:value-type="string">
                  <text:p text:style-name="P9">Ilford Delta 100</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Ilford Delta 400</text:p>
                </table:table-cell>
                <table:table-cell table:style-name="Table15.A2" office:value-type="string">
                  <text:p text:style-name="P10">0.22</text:p>
                </table:table-cell>
                <table:table-cell table:style-name="Table15.A2" office:value-type="string">
                  <text:p text:style-name="P10">0.42</text:p>
                </table:table-cell>
                <table:table-cell table:style-name="Table15.D2" office:value-type="string">
                  <text:p text:style-name="P10">0.36</text:p>
                </table:table-cell>
              </table:table-row>
              <table:table-row>
                <table:table-cell table:style-name="Table15.A2" office:value-type="string">
                  <text:p text:style-name="P9">Ilford Delta 3200</text:p>
                </table:table-cell>
                <table:table-cell table:style-name="Table15.A2" office:value-type="string">
                  <text:p text:style-name="P10">0.31</text:p>
                </table:table-cell>
                <table:table-cell table:style-name="Table15.A2" office:value-type="string">
                  <text:p text:style-name="P10">0.36</text:p>
                </table:table-cell>
                <table:table-cell table:style-name="Table15.D2" office:value-type="string">
                  <text:p text:style-name="P10">0.33</text:p>
                </table:table-cell>
              </table:table-row>
              <table:table-row>
                <table:table-cell table:style-name="Table15.A2" office:value-type="string">
                  <text:p text:style-name="P9">Ilford FP4</text:p>
                </table:table-cell>
                <table:table-cell table:style-name="Table15.A2" office:value-type="string">
                  <text:p text:style-name="P10">0.28</text:p>
                </table:table-cell>
                <table:table-cell table:style-name="Table15.A2" office:value-type="string">
                  <text:p text:style-name="P10">0.41</text:p>
                </table:table-cell>
                <table:table-cell table:style-name="Table15.D2" office:value-type="string">
                  <text:p text:style-name="P10">0.31</text:p>
                </table:table-cell>
              </table:table-row>
              <table:table-row>
                <table:table-cell table:style-name="Table15.A2" office:value-type="string">
                  <text:p text:style-name="P9">Ilford HP5</text:p>
                </table:table-cell>
                <table:table-cell table:style-name="Table15.A2" office:value-type="string">
                  <text:p text:style-name="P10">0.23</text:p>
                </table:table-cell>
                <table:table-cell table:style-name="Table15.A2" office:value-type="string">
                  <text:p text:style-name="P10">0.37</text:p>
                </table:table-cell>
                <table:table-cell table:style-name="Table15.D2" office:value-type="string">
                  <text:p text:style-name="P10">0.40</text:p>
                </table:table-cell>
              </table:table-row>
              <table:table-row>
                <table:table-cell table:style-name="Table15.A2" office:value-type="string">
                  <text:p text:style-name="P9">Ilford Pan F</text:p>
                </table:table-cell>
                <table:table-cell table:style-name="Table15.A2" office:value-type="string">
                  <text:p text:style-name="P10">0.33</text:p>
                </table:table-cell>
                <table:table-cell table:style-name="Table15.A2" office:value-type="string">
                  <text:p text:style-name="P10">0.36</text:p>
                </table:table-cell>
                <table:table-cell table:style-name="Table15.D2" office:value-type="string">
                  <text:p text:style-name="P10">0.31</text:p>
                </table:table-cell>
              </table:table-row>
              <table:table-row>
                <table:table-cell table:style-name="Table15.A2" office:value-type="string">
                  <text:p text:style-name="P9">Ilford Sfx</text:p>
                </table:table-cell>
                <table:table-cell table:style-name="Table15.A2" office:value-type="string">
                  <text:p text:style-name="P10">0.36</text:p>
                </table:table-cell>
                <table:table-cell table:style-name="Table15.A2" office:value-type="string">
                  <text:p text:style-name="P10">0.31</text:p>
                </table:table-cell>
                <table:table-cell table:style-name="Table15.D2" office:value-type="string">
                  <text:p text:style-name="P10">0.33</text:p>
                </table:table-cell>
              </table:table-row>
              <table:table-row>
                <table:table-cell table:style-name="Table15.A2" office:value-type="string">
                  <text:p text:style-name="P9">Ilford XP2 Super</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Kodak T-Max 100</text:p>
                </table:table-cell>
                <table:table-cell table:style-name="Table15.A2" office:value-type="string">
                  <text:p text:style-name="P10">0.24</text:p>
                </table:table-cell>
                <table:table-cell table:style-name="Table15.A2" office:value-type="string">
                  <text:p text:style-name="P10">0.37</text:p>
                </table:table-cell>
                <table:table-cell table:style-name="Table15.D2" office:value-type="string">
                  <text:p text:style-name="P10">0.39</text:p>
                </table:table-cell>
              </table:table-row>
              <table:table-row>
                <table:table-cell table:style-name="Table15.A2" office:value-type="string">
                  <text:p text:style-name="P9">Kodak T-Max 400</text:p>
                </table:table-cell>
                <table:table-cell table:style-name="Table15.A2" office:value-type="string">
                  <text:p text:style-name="P10">0.27</text:p>
                </table:table-cell>
                <table:table-cell table:style-name="Table15.A2" office:value-type="string">
                  <text:p text:style-name="P10">0.36</text:p>
                </table:table-cell>
                <table:table-cell table:style-name="Table15.D2" office:value-type="string">
                  <text:p text:style-name="P10">0.37</text:p>
                </table:table-cell>
              </table:table-row>
              <table:table-row>
                <table:table-cell table:style-name="Table15.A2" office:value-type="string">
                  <text:p text:style-name="P9">Kodak Tri-X 400</text:p>
                </table:table-cell>
                <table:table-cell table:style-name="Table15.A2" office:value-type="string">
                  <text:p text:style-name="P10">0.25</text:p>
                </table:table-cell>
                <table:table-cell table:style-name="Table15.A2" office:value-type="string">
                  <text:p text:style-name="P10">0.35</text:p>
                </table:table-cell>
                <table:table-cell table:style-name="Table15.D2" office:value-type="string">
                  <text:p text:style-name="P10">0.40</text:p>
                </table:table-cell>
              </table:table-row>
              <table:table-row>
                <table:table-cell table:style-name="Table15.A2" office:value-type="string">
                  <text:p text:style-name="P9">Normal Contrast</text:p>
                </table:table-cell>
                <table:table-cell table:style-name="Table15.A2" office:value-type="string">
                  <text:p text:style-name="P10">0.43</text:p>
                </table:table-cell>
                <table:table-cell table:style-name="Table15.A2" office:value-type="string">
                  <text:p text:style-name="P10">0.33</text:p>
                </table:table-cell>
                <table:table-cell table:style-name="Table15.D2" office:value-type="string">
                  <text:p text:style-name="P10">0.30</text:p>
                </table:table-cell>
              </table:table-row>
              <table:table-row>
                <table:table-cell table:style-name="Table15.A2" office:value-type="string">
                  <text:p text:style-name="P9">High Contrast</text:p>
                </table:table-cell>
                <table:table-cell table:style-name="Table15.A2" office:value-type="string">
                  <text:p text:style-name="P10">0.40</text:p>
                </table:table-cell>
                <table:table-cell table:style-name="Table15.A2" office:value-type="string">
                  <text:p text:style-name="P10">0.34</text:p>
                </table:table-cell>
                <table:table-cell table:style-name="Table15.D2" office:value-type="string">
                  <text:p text:style-name="P10">0.60</text:p>
                </table:table-cell>
              </table:table-row>
              <table:table-row>
                <table:table-cell table:style-name="Table15.A2" office:value-type="string">
                  <text:p text:style-name="P9">Generic B&amp;W</text:p>
                </table:table-cell>
                <table:table-cell table:style-name="Table15.A2" office:value-type="string">
                  <text:p text:style-name="P10">0.24</text:p>
                </table:table-cell>
                <table:table-cell table:style-name="Table15.A2" office:value-type="string">
                  <text:p text:style-name="P10">0.68</text:p>
                </table:table-cell>
                <table:table-cell table:style-name="Table15.D2" office:value-type="string">
                  <text:p text:style-name="P10">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text:soft-page-break/>Refer to the output intent section for more information.</text:p>
            <text:p text:style-name="P4">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11">The horizontal axis represent the different values you can change. The vertical axis shows the changes you can make.</text:p>
            <text:p text:style-name="Text_20_body">For both horizontal and vertical axis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text:soft-page-break/>Gamma</text:p>
            <text:p text:style-name="P5">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able:table-row table:style-name="Table23.3">
          <table:table-cell table:style-name="Table23.A2" office:value-type="string">
            <text:p text:style-name="Table_20_Heading">Usage</text:p>
          </table:table-cell>
          <table:table-cell table:style-name="Table23.B3" office:value-type="string">
            <text:p text:style-name="P16"><text:span text:style-name="Emphasis"><text:span text:style-name="T4">First, choose what aspect ratio you want and change the crop boundaries by dr</text:span></text:span><text:span text:style-name="Emphasis"><text:span text:style-name="T6">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7">Flip</text:p>
            <text:p text:style-name="P17">Use these buttons to flip the picture horizontally and/or vertically.</text:p>
            <text:p text:style-name="P17">Angle</text:p>
            <text:p text:style-name="P17">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7">Keystone h and v</text:p>
            <text:p text:style-name="P17">This tool is used to correct any perspective distortions in your image. Useful when you shoot a high building from the ground, pointing upwards with the camera at a short focal length for example. </text:p>
            <text:p text:style-name="P17">Aspect</text:p>
            <text:p text:style-name="P17">Here you can change what aspect ratio you want your cropped image to have, thus constraining the ability to drag the crop rectangle out of the aspect ratio that you selected.</text:p>
            <text:p text:style-name="P17">Guides</text:p>
            <text:p text:style-name="P17">Many self-explaining guides are available to help you recompose your picture whe n cropping. </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11">Please visit the websites below to learn more about the unsharp mask:</text:p>
            <text:p text:style-name="P11"><text:a xlink:type="simple" xlink:href="http://www.cambridgeincolour.com/tutorials/unsharp-mask.htm">http://www.cambridgeincolour.com/tutorials/unsharp-mask.htm</text:a></text:p>
            <text:p text:style-name="P11"><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ext:soft-page-break/>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5" text:outline-level="5">Marker</text:h>
            <text:p text:style-name="P12">Choose the watermark you want to apply. If applicable, use the reload button next to the combo-box to repopulate the list with any newly added watermarks. </text:p>
            <text:p text:style-name="P13">Opacity</text:p>
            <text:p text:style-name="P12">Set the opacity of the watermark.</text:p>
            <text:p text:style-name="P13">Scale</text:p>
            <text:p text:style-name="P12">Scale the watermark (pixel independent).</text:p>
            <text:p text:style-name="P13">Alignment</text:p>
            <text:p text:style-name="P12">Use these controls to align the watermark to any edge or to the center of the picture.</text:p>
            <text:p text:style-name="P13">X offset</text:p>
            <text:p text:style-name="P12">Pixel-independent offset relative to the alignment on x-axis.</text:p>
            <text:p text:style-name="P13">Y offset</text:p>
            <text:p text:style-name="P12">Pixel-independent offset relative to the alignment on y-axis.</text:p>
          </table:table-cell>
        </table:table-row>
      </table:table>
      <table:table table:name="Table18" table:style-name="Table18">
        <table:table-column table:style-name="Table18.A"/>
        <table:table-column table:style-name="Table18.B"/>
        <text:soft-page-break/>
        <table:table-row table:style-name="Table18.1">
          <table:table-cell table:style-name="Table18.A1" table:number-columns-spanned="2" office:value-type="string">
            <text:p text:style-name="Table_20_Heading">Split Toning</text:p>
          </table:table-cell>
          <table:covered-table-cell/>
        </table:table-row>
        <table:table-row table:style-name="Table18.1">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P12">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2">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18.1">
          <table:table-cell table:style-name="Table18.A2" office:value-type="string">
            <text:p text:style-name="Table_20_Heading">Usage</text:p>
          </table:table-cell>
          <table:table-cell table:style-name="Table18.B2" office:value-type="string">
            <text:h text:style-name="P15" text:outline-level="5">Shadows and Highlights color</text:h>
            <text:p text:style-name="P12">These controls are used to set the color of the split-toning effect. You can select the desired color and saturation for both shadows and highlights and you can also click on the color preview box to bring up a common color picker dialog.</text:p>
            <text:p text:style-name="P13">Balance</text:p>
            <text:p text:style-name="P12">The balance is presented as an ratio bar.(the default value is 50/50 which means that 50% of lightness range in the picture is used for shadow toning and the other 50% for highlight toning)</text:p>
            <text:p text:style-name="P13">Compression</text:p>
            <text:p text:style-name="P12">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Appendix C – Installation to create vignetting.</text:p>
          </table:table-cell>
        </table:table-row>
        <table:table-row>
          <table:table-cell table:style-name="Table21.A2" office:value-type="string">
            <text:p text:style-name="Table_20_Heading">Usage</text:p>
          </table:table-cell>
          <table:table-cell table:style-name="Table21.B2" office:value-type="string">
            <text:p text:style-name="P11">The vignetting module has many settings to precisely tune the effect.</text:p>
            <text:p text:style-name="P14">Scale</text:p>
            <text:p text:style-name="Text_20_body">Change the radii of the vignetting beginning.</text:p>
            <text:p text:style-name="P14">Fall-off strength</text:p>
            <text:p text:style-name="Text_20_body">Change the progressiveness of the fall-off of the vignette.</text:p>
            <text:p text:style-name="P14">Strength</text:p>
            <text:p text:style-name="Text_20_body">Modify the strength of the effect.</text:p>
            <text:p text:style-name="P14">Uniformity</text:p>
            <text:p text:style-name="Text_20_body">Set the uniformity of the effect.</text:p>
            <text:p text:style-name="P14">B/s ratio</text:p>
            <text:p text:style-name="Text_20_body">Set the ratio of brightness and saturation the vignetting should apply on.</text:p>
            <text:p text:style-name="P14"><text:soft-page-break/>Saturation</text:p>
            <text:p text:style-name="Text_20_body">Invert the effect of saturation. By default the vignetting desaturates at the corners. Using this button you can saturate it thus making the vignette lighter instead of darker.</text:p>
            <text:p text:style-name="P14">Fall-off</text:p>
            <text:p text:style-name="Text_20_body">Invert the effect of brightness. By default the vignetting darkens at the corners. Using this button you can brighten it.</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11">The grain is processed on the L* channel from CIELAB.</text:p>
            <text:p text:style-name="P14">Coarseness</text:p>
            <text:p text:style-name="Text_20_body">Set the grain size, which has been scaled to simulate an ISO number(Keep in mind that ISO settings don't create a linear amount of grain, while this does).</text:p>
            <text:p text:style-name="P14">Strength</text:p>
            <text:p text:style-name="Text_20_body">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11">The module applies a Gaussian curve to the lightness, centered on a given lightness, with a given width in lightness.</text:p>
            <text:p text:style-name="P14">Exposure</text:p>
            <text:p text:style-name="Text_20_body">Set the fill-light exposure in [EV].</text:p>
            <text:p text:style-name="P14">Center</text:p>
            <text:p text:style-name="Text_20_body">Set the median lightness being impacted by the fill-light directly on the gray scale or by using the button on the right and then selecting an area on the picture.</text:p>
            <text:p text:style-name="P14">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5">You can change the filter size by using the slider below the diagram or directly with mouse scrolling above it. <text:s/>And you can move it by just dragging the filter to <text:soft-page-break/>the di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r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text:soft-page-break/>Step 3 – You're done!</text:p>
      <text:p text:style-name="Darktable_20_text">Building from source</text:p>
      <text:p text:style-name="Table_20_Contents"><text:span text:style-name="T5">Building darktable from the source code give</text:span>it's only needed if you use gconf. else removing<text:line-break/>~/.config/darktable/darktablerc would do the trick (sorry for short<text:line-break/>emails btw, time is pretty packed here atm..).<text:line-break/><text:span text:style-name="T5">s an additional useful command: darktable-faster. This is a faster version of darktable that copies the database in memory to speed up the operations. </text:span></text:p>
      <text:h text:style-name="P22" text:outline-level="3">Building current release from source</text:h>
      <text:p text:style-name="P7">To build darktable from source, follow the simple steps below:</text:p>
      <text:list xml:id="list423574487" text:style-name="L2">
        <text:list-item>
          <text:p text:style-name="P21">grab dartable-x.y.z.tar.gz</text:p>
        </text:list-item>
        <text:list-item>
          <text:p text:style-name="P20">$ tar xvjf darktable-x.y.z.tar.gz &amp;&amp; cd darktable-x.y.z</text:p>
        </text:list-item>
        <text:list-item>
          <text:p text:style-name="P20">either do </text:p>
        </text:list-item>
      </text:list>
      <text:p text:style-name="Darktable_20_text"><text:tab/><text:tab/>$ ./build.sh </text:p>
      <text:p text:style-name="Darktable_20_text"><text:tab/>or, manually</text:p>
      <text:p text:style-name="Darktable_20_text"><text:tab/><text:tab/>$ mkdir build &amp;&amp; cd build/ </text:p>
      <text:list xml:id="list1601870781" text:continue-numbering="true" text:style-name="L2">
        <text:list-item>
          <text:p text:style-name="P20">$ cmake -DCMAKE_BUILD_TYPE=Release -DCMAKE_INSTALL_PREFIX=/usr -DDT_GCONF_SCHEMA_DIR="xml:readwrite:${HOME}/.gconf" .. </text:p>
        </text:list-item>
        <text:list-item>
          <text:p text:style-name="P20">$ make -j5 </text:p>
        </text:list-item>
        <text:list-item>
          <text:p text:style-name="P20"># make install </text:p>
        </text:list-item>
        <text:list-item>
          <text:p text:style-name="P20">$ darktable </text:p>
        </text:list-item>
      </text:list>
      <table:table table:name="Table30" table:style-name="Table30">
        <table:table-column table:style-name="Table30.A"/>
        <table:table-column table:style-name="Table30.B"/>
        <table:table-row>
          <table:table-cell table:style-name="Table30.A1" office:value-type="string">
            <text:p text:style-name="P8"><draw:frame draw:style-name="fr1" draw:name="graphics22" text:anchor-type="char" svg:width="6.77mm" svg:height="6.77mm" draw:z-index="0"><draw:image xlink:href="Pictures/100002010000008000000080D45F7F9D.png" xlink:type="simple" xlink:show="embed" xlink:actuate="onLoad"/></draw:frame> </text:p>
          </table:table-cell>
          <table:table-cell table:style-name="Table30.B1" office:value-type="string">
            <text:p text:style-name="P8">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4">$ darktable</text:span></text:span><text:span text:style-name="T4">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Appendix D – Tips and tricks</text:h>
      <text:p text:style-name="Darktable_20_text">Q: how to delete all darktable settings to retrieve the default ones ?</text:p>
      <text:p text:style-name="Darktable_20_text"><text:soft-page-break/>A:</text:p>
      <text:p text:style-name="P18">rm ~/.config/darktable/*<text:line-break/>gconftool-2 --recursive-unset /apps/darktable</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7H26M9S</meta:editing-duration>
    <meta:editing-cycles>76</meta:editing-cycles>
    <meta:generator>LibreOffice/3.3$Linux LibreOffice_project/330m19$Build-301</meta:generator>
    <meta:initial-creator>Nicholas </meta:initial-creator>
    <dc:date>2011-08-13T11:22:17</dc:date>
    <dc:creator>Stefano Fornari</dc:creator>
    <meta:document-statistic meta:table-count="31" meta:image-count="1" meta:object-count="0" meta:page-count="14" meta:paragraph-count="452" meta:word-count="3252" meta:character-count="19644"/>
  </office:meta>
</office:document-meta>
</file>